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17.94pt" svg:y="307.96pt">
            <draw:object draw:notify-on-update-of-ranges="Sheet1.D2:Sheet1.D2 Sheet1.D3:Sheet1.D22 Sheet1.J2:Sheet1.J2 Sheet1.J3:Sheet1.J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513.55pt" svg:y="310.96pt">
            <draw:object draw:notify-on-update-of-ranges="Sheet1.G2:Sheet1.G2 Sheet1.G3:Sheet1.G22 Sheet1.M2:Sheet1.M2 Sheet1.M3:Sheet1.M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39.03pt" svg:y="825.22pt">
            <draw:object draw:notify-on-update-of-ranges="Sheet1.D48:Sheet1.D48 Sheet1.D49:Sheet1.D61 Sheet1.J48:Sheet1.J48 Sheet1.J49:Sheet1.J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561.94pt" svg:y="818.45pt">
            <draw:object draw:notify-on-update-of-ranges="Sheet1.G48:Sheet1.G48 Sheet1.G49:Sheet1.G61 Sheet1.M48:Sheet1.M48 Sheet1.M49:Sheet1.M6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lexnet, pretrained: FALSE, epoch: 20, batch 16, train images:18000, Lr: 0.00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2"/>
          <table:table-cell office:value-type="string" calcext:value-type="string">
            <text:p>train acc</text:p>
          </table:table-cell>
          <table:table-cell table:number-columns-repeated="2"/>
          <table:table-cell office:value-type="string" calcext:value-type="string">
            <text:p>val loss</text:p>
          </table:table-cell>
          <table:table-cell table:number-columns-repeated="2"/>
          <table:table-cell office:value-type="string" calcext:value-type="string">
            <text:p>val acc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/20:</text:p>
          </table:table-cell>
          <table:table-cell office:value-type="string" calcext:value-type="string">
            <text:p>train_loss:</text:p>
          </table:table-cell>
          <table:table-cell office:value-type="float" office:value="0.5865" calcext:value-type="float">
            <text:p>0.586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68.2778" calcext:value-type="float">
            <text:p>68.2778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5616" calcext:value-type="float">
            <text:p>0.5616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/20:</text:p>
          </table:table-cell>
          <table:table-cell office:value-type="string" calcext:value-type="string">
            <text:p>train_loss:</text:p>
          </table:table-cell>
          <table:table-cell office:value-type="float" office:value="0.4614" calcext:value-type="float">
            <text:p>0.461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6.2389" calcext:value-type="float">
            <text:p>76.2389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95" calcext:value-type="float">
            <text:p>0.49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/20:</text:p>
          </table:table-cell>
          <table:table-cell office:value-type="string" calcext:value-type="string">
            <text:p>train_loss:</text:p>
          </table:table-cell>
          <table:table-cell office:value-type="float" office:value="0.3959" calcext:value-type="float">
            <text:p>0.3959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63" calcext:value-type="float">
            <text:p>0.463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/20:</text:p>
          </table:table-cell>
          <table:table-cell office:value-type="string" calcext:value-type="string">
            <text:p>train_loss:</text:p>
          </table:table-cell>
          <table:table-cell office:value-type="float" office:value="0.4144" calcext:value-type="float">
            <text:p>0.414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8.6778" calcext:value-type="float">
            <text:p>78.6778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761" calcext:value-type="float">
            <text:p>0.4761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/20:</text:p>
          </table:table-cell>
          <table:table-cell office:value-type="string" calcext:value-type="string">
            <text:p>train_loss:</text:p>
          </table:table-cell>
          <table:table-cell office:value-type="float" office:value="0.3705" calcext:value-type="float">
            <text:p>0.370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0.6111" calcext:value-type="float">
            <text:p>80.6111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505" calcext:value-type="float">
            <text:p>0.450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/20:</text:p>
          </table:table-cell>
          <table:table-cell office:value-type="string" calcext:value-type="string">
            <text:p>train_loss:</text:p>
          </table:table-cell>
          <table:table-cell office:value-type="float" office:value="0.3797" calcext:value-type="float">
            <text:p>0.3797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1.3556" calcext:value-type="float">
            <text:p>81.3556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/20:</text:p>
          </table:table-cell>
          <table:table-cell office:value-type="string" calcext:value-type="string">
            <text:p>train_loss:</text:p>
          </table:table-cell>
          <table:table-cell office:value-type="float" office:value="0.3503" calcext:value-type="float">
            <text:p>0.3503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2.0333" calcext:value-type="float">
            <text:p>82.0333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43" calcext:value-type="float">
            <text:p>0.443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/20:</text:p>
          </table:table-cell>
          <table:table-cell office:value-type="string" calcext:value-type="string">
            <text:p>train_loss:</text:p>
          </table:table-cell>
          <table:table-cell office:value-type="float" office:value="0.3535" calcext:value-type="float">
            <text:p>0.353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2.25" calcext:value-type="float">
            <text:p>82.25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5031" calcext:value-type="float">
            <text:p>0.5031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/20:</text:p>
          </table:table-cell>
          <table:table-cell office:value-type="string" calcext:value-type="string">
            <text:p>train_loss:</text:p>
          </table:table-cell>
          <table:table-cell office:value-type="float" office:value="0.3426" calcext:value-type="float">
            <text:p>0.342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2.9667" calcext:value-type="float">
            <text:p>82.9667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387" calcext:value-type="float">
            <text:p>0.4387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/20:</text:p>
          </table:table-cell>
          <table:table-cell office:value-type="string" calcext:value-type="string">
            <text:p>train_loss:</text:p>
          </table:table-cell>
          <table:table-cell office:value-type="float" office:value="0.3366" calcext:value-type="float">
            <text:p>0.336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1444" calcext:value-type="float">
            <text:p>83.14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345" calcext:value-type="float">
            <text:p>0.434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/20:</text:p>
          </table:table-cell>
          <table:table-cell office:value-type="string" calcext:value-type="string">
            <text:p>train_loss:</text:p>
          </table:table-cell>
          <table:table-cell office:value-type="float" office:value="0.3275" calcext:value-type="float">
            <text:p>0.327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65" calcext:value-type="float">
            <text:p>83.65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443" calcext:value-type="float">
            <text:p>0.4443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/20:</text:p>
          </table:table-cell>
          <table:table-cell office:value-type="string" calcext:value-type="string">
            <text:p>train_loss:</text:p>
          </table:table-cell>
          <table:table-cell office:value-type="float" office:value="0.3306" calcext:value-type="float">
            <text:p>0.330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3778" calcext:value-type="float">
            <text:p>83.3778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489" calcext:value-type="float">
            <text:p>0.4489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/20:</text:p>
          </table:table-cell>
          <table:table-cell office:value-type="string" calcext:value-type="string">
            <text:p>train_loss:</text:p>
          </table:table-cell>
          <table:table-cell office:value-type="float" office:value="0.3686" calcext:value-type="float">
            <text:p>0.368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1.7944" calcext:value-type="float">
            <text:p>81.79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205" calcext:value-type="float">
            <text:p>0.720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/20:</text:p>
          </table:table-cell>
          <table:table-cell office:value-type="string" calcext:value-type="string">
            <text:p>train_loss:</text:p>
          </table:table-cell>
          <table:table-cell office:value-type="float" office:value="0.3289" calcext:value-type="float">
            <text:p>0.3289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7444" calcext:value-type="float">
            <text:p>83.74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006" calcext:value-type="float">
            <text:p>0.4006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/20:</text:p>
          </table:table-cell>
          <table:table-cell office:value-type="string" calcext:value-type="string">
            <text:p>train_loss:</text:p>
          </table:table-cell>
          <table:table-cell office:value-type="float" office:value="0.3114" calcext:value-type="float">
            <text:p>0.311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4.2167" calcext:value-type="float">
            <text:p>84.2167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382" calcext:value-type="float">
            <text:p>0.4382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/20:</text:p>
          </table:table-cell>
          <table:table-cell office:value-type="string" calcext:value-type="string">
            <text:p>train_loss:</text:p>
          </table:table-cell>
          <table:table-cell office:value-type="float" office:value="0.3264" calcext:value-type="float">
            <text:p>0.326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8611" calcext:value-type="float">
            <text:p>83.8611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367" calcext:value-type="float">
            <text:p>0.4367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/20:</text:p>
          </table:table-cell>
          <table:table-cell office:value-type="string" calcext:value-type="string">
            <text:p>train_loss:</text:p>
          </table:table-cell>
          <table:table-cell office:value-type="float" office:value="0.3077" calcext:value-type="float">
            <text:p>0.3077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4.5889" calcext:value-type="float">
            <text:p>84.5889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09" calcext:value-type="float">
            <text:p>0.409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/20:</text:p>
          </table:table-cell>
          <table:table-cell office:value-type="string" calcext:value-type="string">
            <text:p>train_loss:</text:p>
          </table:table-cell>
          <table:table-cell office:value-type="float" office:value="0.3745" calcext:value-type="float">
            <text:p>0.374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1.85" calcext:value-type="float">
            <text:p>81.85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804" calcext:value-type="float">
            <text:p>0.4804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/20:</text:p>
          </table:table-cell>
          <table:table-cell office:value-type="string" calcext:value-type="string">
            <text:p>train_loss:</text:p>
          </table:table-cell>
          <table:table-cell office:value-type="float" office:value="0.3176" calcext:value-type="float">
            <text:p>0.317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4.0556" calcext:value-type="float">
            <text:p>84.0556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346" calcext:value-type="float">
            <text:p>0.4346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/20:</text:p>
          </table:table-cell>
          <table:table-cell office:value-type="string" calcext:value-type="string">
            <text:p>train_loss:</text:p>
          </table:table-cell>
          <table:table-cell office:value-type="float" office:value="0.3124" calcext:value-type="float">
            <text:p>0.312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4.1611" calcext:value-type="float">
            <text:p>84.1611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622" calcext:value-type="float">
            <text:p>0.4622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Resnet50, pretrained: FALSE, epoch: 20, batch 16, train images:18000, Lr: 0.000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2"/>
          <table:table-cell office:value-type="string" calcext:value-type="string">
            <text:p>train acc</text:p>
          </table:table-cell>
          <table:table-cell table:number-columns-repeated="2"/>
          <table:table-cell office:value-type="string" calcext:value-type="string">
            <text:p>val loss</text:p>
          </table:table-cell>
          <table:table-cell table:number-columns-repeated="2"/>
          <table:table-cell office:value-type="string" calcext:value-type="string">
            <text:p>val acc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/20:</text:p>
          </table:table-cell>
          <table:table-cell office:value-type="string" calcext:value-type="string">
            <text:p>train_loss:</text:p>
          </table:table-cell>
          <table:table-cell office:value-type="float" office:value="0.5913" calcext:value-type="float">
            <text:p>0.5913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67.2333" calcext:value-type="float">
            <text:p>67.2333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8409" calcext:value-type="float">
            <text:p>0.8409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/20:</text:p>
          </table:table-cell>
          <table:table-cell office:value-type="string" calcext:value-type="string">
            <text:p>train_loss:</text:p>
          </table:table-cell>
          <table:table-cell office:value-type="float" office:value="0.485" calcext:value-type="float">
            <text:p>0.48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5.8222" calcext:value-type="float">
            <text:p>75.8222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167" calcext:value-type="float">
            <text:p>0.7167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/20:</text:p>
          </table:table-cell>
          <table:table-cell office:value-type="string" calcext:value-type="string">
            <text:p>train_loss:</text:p>
          </table:table-cell>
          <table:table-cell office:value-type="float" office:value="0.4652" calcext:value-type="float">
            <text:p>0.4652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6.3667" calcext:value-type="float">
            <text:p>76.3667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398" calcext:value-type="float">
            <text:p>0.6398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/20:</text:p>
          </table:table-cell>
          <table:table-cell office:value-type="string" calcext:value-type="string">
            <text:p>train_loss:</text:p>
          </table:table-cell>
          <table:table-cell office:value-type="float" office:value="0.4444" calcext:value-type="float">
            <text:p>0.444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7.4111" calcext:value-type="float">
            <text:p>77.4111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639" calcext:value-type="float">
            <text:p>0.6639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/20:</text:p>
          </table:table-cell>
          <table:table-cell office:value-type="string" calcext:value-type="string">
            <text:p>train_loss:</text:p>
          </table:table-cell>
          <table:table-cell office:value-type="float" office:value="0.4316" calcext:value-type="float">
            <text:p>0.431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8.1333" calcext:value-type="float">
            <text:p>78.1333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355" calcext:value-type="float">
            <text:p>0.635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/20:</text:p>
          </table:table-cell>
          <table:table-cell office:value-type="string" calcext:value-type="string">
            <text:p>train_loss:</text:p>
          </table:table-cell>
          <table:table-cell office:value-type="float" office:value="0.412" calcext:value-type="float">
            <text:p>0.412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9.2944" calcext:value-type="float">
            <text:p>79.29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943" calcext:value-type="float">
            <text:p>0.6943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/20:</text:p>
          </table:table-cell>
          <table:table-cell office:value-type="string" calcext:value-type="string">
            <text:p>train_loss:</text:p>
          </table:table-cell>
          <table:table-cell office:value-type="float" office:value="0.4125" calcext:value-type="float">
            <text:p>0.412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9.4611" calcext:value-type="float">
            <text:p>79.4611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025" calcext:value-type="float">
            <text:p>0.702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/20:</text:p>
          </table:table-cell>
          <table:table-cell office:value-type="string" calcext:value-type="string">
            <text:p>train_loss:</text:p>
          </table:table-cell>
          <table:table-cell office:value-type="float" office:value="0.4055" calcext:value-type="float">
            <text:p>0.405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9.5556" calcext:value-type="float">
            <text:p>79.5556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845" calcext:value-type="float">
            <text:p>0.684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/20:</text:p>
          </table:table-cell>
          <table:table-cell office:value-type="string" calcext:value-type="string">
            <text:p>train_loss:</text:p>
          </table:table-cell>
          <table:table-cell office:value-type="float" office:value="0.4006" calcext:value-type="float">
            <text:p>0.400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0.1667" calcext:value-type="float">
            <text:p>80.1667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192" calcext:value-type="float">
            <text:p>0.7192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/20:</text:p>
          </table:table-cell>
          <table:table-cell office:value-type="string" calcext:value-type="string">
            <text:p>train_loss:</text:p>
          </table:table-cell>
          <table:table-cell office:value-type="float" office:value="0.3935" calcext:value-type="float">
            <text:p>0.393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0.8278" calcext:value-type="float">
            <text:p>80.8278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5476" calcext:value-type="float">
            <text:p>0.5476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/20:</text:p>
          </table:table-cell>
          <table:table-cell office:value-type="string" calcext:value-type="string">
            <text:p>train_loss:</text:p>
          </table:table-cell>
          <table:table-cell office:value-type="float" office:value="0.386" calcext:value-type="float">
            <text:p>0.38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0.6944" calcext:value-type="float">
            <text:p>80.69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346" calcext:value-type="float">
            <text:p>0.6346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/20:</text:p>
          </table:table-cell>
          <table:table-cell office:value-type="string" calcext:value-type="string">
            <text:p>train_loss:</text:p>
          </table:table-cell>
          <table:table-cell office:value-type="float" office:value="0.3764" calcext:value-type="float">
            <text:p>0.376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1.4444" calcext:value-type="float">
            <text:p>81.44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802" calcext:value-type="float">
            <text:p>0.7802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/20:</text:p>
          </table:table-cell>
          <table:table-cell office:value-type="string" calcext:value-type="string">
            <text:p>train_loss:</text:p>
          </table:table-cell>
          <table:table-cell office:value-type="float" office:value="0.3699" calcext:value-type="float">
            <text:p>0.3699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1.9667" calcext:value-type="float">
            <text:p>81.9667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558" calcext:value-type="float">
            <text:p>0.7558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5.4" calcext:value-type="float">
            <text:p>5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3:40:33.685579236</meta:creation-date>
    <dc:date>2019-05-07T15:26:37.012176802</dc:date>
    <meta:editing-duration>PT1H15M42S</meta:editing-duration>
    <meta:editing-cycles>3</meta:editing-cycles>
    <meta:generator>LibreOffice/6.0.7.3$Linux_X86_64 LibreOffice_project/00m0$Build-3</meta:generator>
    <meta:document-statistic meta:table-count="1" meta:cell-count="3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52cm" svg:y="3.954cm" style:legend-expansion="high" chart:style-name="ch2"/>
        <chart:plot-area chart:style-name="ch3" table:cell-range-address="Sheet1.D2:Sheet1.D22 Sheet1.J2:Sheet1.J22" chart:data-source-has-labels="row" svg:x="0.319cm" svg:y="0.18cm" svg:width="12.614cm" svg:height="8.645cm">
          <chartooo:coordinate-region svg:x="1.046cm" svg:y="0.379cm" svg:width="11.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2" chart:label-cell-address="Sheet1.D2:Sheet1.D2" chart:class="chart:line">
            <chart:data-point chart:repeated="20"/>
          </chart:series>
          <chart:series chart:style-name="ch7" chart:values-cell-range-address="Sheet1.J3:Sheet1.J22" chart:label-cell-address="Sheet1.J2:Sheet1.J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loss</text:p>
                <draw:g>
                  <svg:desc>Sheet1.D2:Sheet1.D2</svg:desc>
                </draw:g>
              </table:table-cell>
              <table:table-cell office:value-type="string">
                <text:p>val loss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65">
                <text:p>0.5865</text:p>
                <draw:g>
                  <svg:desc>Sheet1.D3:Sheet1.D22</svg:desc>
                </draw:g>
              </table:table-cell>
              <table:table-cell office:value-type="float" office:value="0.5616">
                <text:p>0.5616</text:p>
                <draw:g>
                  <svg:desc>Sheet1.J3:Sheet1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14">
                <text:p>0.4614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9">
                <text:p>0.3959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44">
                <text:p>0.4144</text:p>
              </table:table-cell>
              <table:table-cell office:value-type="float" office:value="0.4761">
                <text:p>0.4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05">
                <text:p>0.3705</text:p>
              </table:table-cell>
              <table:table-cell office:value-type="float" office:value="0.4505">
                <text:p>0.4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97">
                <text:p>0.3797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03">
                <text:p>0.3503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35">
                <text:p>0.3535</text:p>
              </table:table-cell>
              <table:table-cell office:value-type="float" office:value="0.5031">
                <text:p>0.5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26">
                <text:p>0.3426</text:p>
              </table:table-cell>
              <table:table-cell office:value-type="float" office:value="0.4387">
                <text:p>0.4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66">
                <text:p>0.3366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75">
                <text:p>0.3275</text:p>
              </table:table-cell>
              <table:table-cell office:value-type="float" office:value="0.4443">
                <text:p>0.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6">
                <text:p>0.3306</text:p>
              </table:table-cell>
              <table:table-cell office:value-type="float" office:value="0.4489">
                <text:p>0.4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86">
                <text:p>0.3686</text:p>
              </table:table-cell>
              <table:table-cell office:value-type="float" office:value="0.7205">
                <text:p>0.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89">
                <text:p>0.3289</text:p>
              </table:table-cell>
              <table:table-cell office:value-type="float" office:value="0.4006">
                <text:p>0.4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14">
                <text:p>0.3114</text:p>
              </table:table-cell>
              <table:table-cell office:value-type="float" office:value="0.4382">
                <text:p>0.4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64">
                <text:p>0.3264</text:p>
              </table:table-cell>
              <table:table-cell office:value-type="float" office:value="0.4367">
                <text:p>0.4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77">
                <text:p>0.3077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45">
                <text:p>0.3745</text:p>
              </table:table-cell>
              <table:table-cell office:value-type="float" office:value="0.4804">
                <text:p>0.48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76">
                <text:p>0.3176</text:p>
              </table:table-cell>
              <table:table-cell office:value-type="float" office:value="0.4346">
                <text:p>0.43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24">
                <text:p>0.3124</text:p>
              </table:table-cell>
              <table:table-cell office:value-type="float" office:value="0.4622">
                <text:p>0.4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31cm" svg:y="3.954cm" style:legend-expansion="high" chart:style-name="ch2"/>
        <chart:plot-area chart:style-name="ch3" table:cell-range-address="Sheet1.G2:Sheet1.G22 Sheet1.M2:Sheet1.M22" chart:data-source-has-labels="row" svg:x="0.319cm" svg:y="0.18cm" svg:width="12.693cm" svg:height="8.645cm">
          <chartooo:coordinate-region svg:x="0.94cm" svg:y="0.379cm" svg:width="11.8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22" chart:label-cell-address="Sheet1.G2:Sheet1.G2" chart:class="chart:line">
            <chart:data-point chart:repeated="20"/>
          </chart:series>
          <chart:series chart:style-name="ch7" chart:values-cell-range-address="Sheet1.M3:Sheet1.M22" chart:label-cell-address="Sheet1.M2:Sheet1.M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acc</text:p>
                <draw:g>
                  <svg:desc>Sheet1.G2:Sheet1.G2</svg:desc>
                </draw:g>
              </table:table-cell>
              <table:table-cell office:value-type="string">
                <text:p>val acc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.2778">
                <text:p>68.2778</text:p>
                <draw:g>
                  <svg:desc>Sheet1.G3:Sheet1.G22</svg:desc>
                </draw:g>
              </table:table-cell>
              <table:table-cell office:value-type="float" office:value="73">
                <text:p>73</text:p>
                <draw:g>
                  <svg:desc>Sheet1.M3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2389">
                <text:p>76.238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6">
                <text:p>78.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6778">
                <text:p>78.6778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.6111">
                <text:p>80.6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3556">
                <text:p>81.355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0333">
                <text:p>82.0333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25">
                <text:p>82.25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9667">
                <text:p>82.9667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.1444">
                <text:p>83.144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65">
                <text:p>83.65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.3778">
                <text:p>83.3778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7944">
                <text:p>81.7944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.7444">
                <text:p>83.74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.2167">
                <text:p>84.2167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.8611">
                <text:p>83.861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.5889">
                <text:p>84.5889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.85">
                <text:p>81.8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.0556">
                <text:p>84.0556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1611">
                <text:p>84.1611</text:p>
              </table:table-cell>
              <table:table-cell office:value-type="float" office:value="80.1">
                <text:p>8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52cm" svg:y="3.954cm" style:legend-expansion="high" chart:style-name="ch2"/>
        <chart:plot-area chart:style-name="ch3" table:cell-range-address="Sheet1.D48:Sheet1.D61 Sheet1.J48:Sheet1.J61" chart:data-source-has-labels="row" svg:x="0.319cm" svg:y="0.18cm" svg:width="12.614cm" svg:height="8.645cm">
          <chartooo:coordinate-region svg:x="1.046cm" svg:y="0.38cm" svg:width="11.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9:Sheet1.D61" chart:label-cell-address="Sheet1.D48:Sheet1.D48" chart:class="chart:line">
            <chart:data-point chart:repeated="13"/>
          </chart:series>
          <chart:series chart:style-name="ch7" chart:values-cell-range-address="Sheet1.J49:Sheet1.J61" chart:label-cell-address="Sheet1.J48:Sheet1.J48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loss</text:p>
                <draw:g>
                  <svg:desc>Sheet1.D48:Sheet1.D48</svg:desc>
                </draw:g>
              </table:table-cell>
              <table:table-cell office:value-type="string">
                <text:p>val loss</text:p>
                <draw:g>
                  <svg:desc>Sheet1.J48:Sheet1.J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3">
                <text:p>0.5913</text:p>
                <draw:g>
                  <svg:desc>Sheet1.D49:Sheet1.D61</svg:desc>
                </draw:g>
              </table:table-cell>
              <table:table-cell office:value-type="float" office:value="0.8409">
                <text:p>0.8409</text:p>
                <draw:g>
                  <svg:desc>Sheet1.J49:Sheet1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5">
                <text:p>0.485</text:p>
              </table:table-cell>
              <table:table-cell office:value-type="float" office:value="0.7167">
                <text:p>0.7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2">
                <text:p>0.4652</text:p>
              </table:table-cell>
              <table:table-cell office:value-type="float" office:value="0.6398">
                <text:p>0.6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44">
                <text:p>0.4444</text:p>
              </table:table-cell>
              <table:table-cell office:value-type="float" office:value="0.6639">
                <text:p>0.6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16">
                <text:p>0.4316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2">
                <text:p>0.412</text:p>
              </table:table-cell>
              <table:table-cell office:value-type="float" office:value="0.6943">
                <text:p>0.6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25">
                <text:p>0.4125</text:p>
              </table:table-cell>
              <table:table-cell office:value-type="float" office:value="0.7025">
                <text:p>0.7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55">
                <text:p>0.4055</text:p>
              </table:table-cell>
              <table:table-cell office:value-type="float" office:value="0.6845">
                <text:p>0.6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06">
                <text:p>0.4006</text:p>
              </table:table-cell>
              <table:table-cell office:value-type="float" office:value="0.7192">
                <text:p>0.7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35">
                <text:p>0.3935</text:p>
              </table:table-cell>
              <table:table-cell office:value-type="float" office:value="0.5476">
                <text:p>0.5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6">
                <text:p>0.386</text:p>
              </table:table-cell>
              <table:table-cell office:value-type="float" office:value="0.6346">
                <text:p>0.6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64">
                <text:p>0.3764</text:p>
              </table:table-cell>
              <table:table-cell office:value-type="float" office:value="0.7802">
                <text:p>0.7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99">
                <text:p>0.3699</text:p>
              </table:table-cell>
              <table:table-cell office:value-type="float" office:value="0.7558">
                <text:p>0.75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31cm" svg:y="3.954cm" style:legend-expansion="high" chart:style-name="ch2"/>
        <chart:plot-area chart:style-name="ch3" table:cell-range-address="Sheet1.G48:Sheet1.G61 Sheet1.M48:Sheet1.M61" chart:data-source-has-labels="row" svg:x="0.319cm" svg:y="0.18cm" svg:width="12.693cm" svg:height="8.645cm">
          <chartooo:coordinate-region svg:x="0.94cm" svg:y="0.379cm" svg:width="11.8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49:Sheet1.G61" chart:label-cell-address="Sheet1.G48:Sheet1.G48" chart:class="chart:line">
            <chart:data-point chart:repeated="13"/>
          </chart:series>
          <chart:series chart:style-name="ch7" chart:values-cell-range-address="Sheet1.M49:Sheet1.M61" chart:label-cell-address="Sheet1.M48:Sheet1.M48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acc</text:p>
                <draw:g>
                  <svg:desc>Sheet1.G48:Sheet1.G48</svg:desc>
                </draw:g>
              </table:table-cell>
              <table:table-cell office:value-type="string">
                <text:p>val acc</text:p>
                <draw:g>
                  <svg:desc>Sheet1.M48:Sheet1.M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2333">
                <text:p>67.2333</text:p>
                <draw:g>
                  <svg:desc>Sheet1.G49:Sheet1.G61</svg:desc>
                </draw:g>
              </table:table-cell>
              <table:table-cell office:value-type="float" office:value="49.8">
                <text:p>49.8</text:p>
                <draw:g>
                  <svg:desc>Sheet1.M49:Sheet1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8222">
                <text:p>75.82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3667">
                <text:p>76.3667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4111">
                <text:p>77.4111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.1333">
                <text:p>78.1333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2944">
                <text:p>79.294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4611">
                <text:p>79.4611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.5556">
                <text:p>79.5556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667">
                <text:p>80.1667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8278">
                <text:p>80.827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.6944">
                <text:p>80.69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4444">
                <text:p>81.4444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9667">
                <text:p>81.9667</text:p>
              </table:table-cell>
              <table:table-cell office:value-type="float" office:value="55.4">
                <text:p>55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